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2.45cm" fo:min-width="5.4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09cm" fo:min-width="3.101cm"/>
    </style:style>
    <style:style style:name="gr3" style:family="graphic" style:parent-style-name="standard">
      <style:graphic-properties svg:stroke-color="#000000" draw:fill="solid" draw:fill-color="#dcdcdc" draw:textarea-horizontal-align="justify" draw:textarea-vertical-align="middle" draw:auto-grow-height="false" fo:min-height="1.05cm" fo:min-width="5cm"/>
    </style:style>
    <style:style style:name="gr4" style:family="graphic" style:parent-style-name="standard">
      <style:graphic-properties svg:stroke-color="#000000" draw:fill="none" draw:textarea-horizontal-align="justify" draw:textarea-vertical-align="middle" draw:auto-grow-height="false" fo:min-height="1.849cm" fo:min-width="5.4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3.067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3.14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0.535cm"/>
    </style:style>
    <style:style style:name="gr8" style:family="graphic" style:parent-style-name="standard">
      <style:graphic-properties draw:stroke="dash" draw:stroke-dash="Ultrafine_20_Dashed" svg:stroke-color="#696969" draw:fill-color="#fff8dc" draw:textarea-horizontal-align="justify" draw:textarea-vertical-align="middle" draw:auto-grow-height="false" fo:min-height="1.273cm" fo:min-width="4.501cm"/>
    </style:style>
    <style:style style:name="gr9" style:family="graphic" style:parent-style-name="objectwithoutfill">
      <style:graphic-properties draw:stroke="dash" draw:stroke-dash="Ultrafine_20_Dashed" svg:stroke-color="#a9a9a9" draw:fill="none" draw:textarea-vertical-align="middle"/>
    </style:style>
    <style:style style:name="gr10" style:family="graphic" style:parent-style-name="standard">
      <style:graphic-properties draw:stroke="dash" draw:stroke-dash="Ultrafine_20_Dashed" svg:stroke-color="#696969" draw:fill-color="#fff8dc" draw:textarea-horizontal-align="justify" draw:textarea-vertical-align="middle" draw:auto-grow-height="false" fo:min-height="0.872cm" fo:min-width="4.301cm"/>
    </style:style>
    <style:style style:name="gr11" style:family="graphic" style:parent-style-name="standard">
      <style:graphic-properties svg:stroke-color="#000000" draw:fill="none" draw:textarea-horizontal-align="justify" draw:textarea-vertical-align="middle" draw:auto-grow-height="false" fo:min-height="1.047cm" fo:min-width="5.9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09cm" fo:min-width="6.056cm"/>
    </style:style>
    <style:style style:name="gr13" style:family="graphic" style:parent-style-name="standard">
      <style:graphic-properties draw:stroke="dash" draw:stroke-dash="Ultrafine_20_Dashed" svg:stroke-color="#696969" draw:fill-color="#fff8dc" draw:textarea-horizontal-align="justify" draw:textarea-vertical-align="middle" draw:auto-grow-height="false" fo:min-height="0.793cm" fo:min-width="4.602cm"/>
    </style:style>
    <style:style style:name="gr14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04cm" fo:min-width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fo:font-size="13pt" style:font-size-asian="13pt" style:font-size-complex="13pt"/>
    </style:style>
    <style:style style:name="P4" style:family="paragraph">
      <loext:graphic-properties draw:fill="solid" draw:fill-color="#dcdcdc"/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style:paragraph-properties fo:text-align="end"/>
    </style:style>
    <style:style style:name="P7" style:family="paragraph">
      <loext:graphic-properties draw:fill-color="#fff8dc"/>
      <style:paragraph-properties fo:text-align="end"/>
      <style:text-properties fo:color="#2f4f4f" fo:font-size="11pt" style:font-size-asian="11pt" style:font-size-complex="11pt"/>
    </style:style>
    <style:style style:name="P8" style:family="paragraph">
      <loext:graphic-properties draw:fill="none" draw:fill-color="#ffffff"/>
      <style:text-properties fo:color="#f0f8ff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color="#2f4f4f" fo:font-size="11pt" style:font-size-asian="11pt" style:font-size-complex="11pt"/>
    </style:style>
    <style:style style:name="T3" style:family="text">
      <style:text-properties fo:color="#f0f8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0" draw:id="id10" draw:layer="layout" svg:width="5.9cm" svg:height="2.7cm" svg:x="12.3cm" svg:y="3.3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601cm" svg:height="1.259cm" svg:x="13.4cm" svg:y="3.2cm">
          <draw:text-box>
            <text:p text:style-name="P2"><text:span text:style-name="T1">Driver Program</text:span></text:p>
            <text:p text:style-name="P2"><text:span text:style-name="T1">(Master)</text:span></text:p>
          </draw:text-box>
        </draw:frame>
        <draw:custom-shape draw:style-name="gr3" draw:text-style-name="P4" xml:id="id2" draw:id="id2" draw:layer="layout" svg:width="5.5cm" svg:height="1.3cm" svg:x="12.5cm" svg:y="4.5cm">
          <text:p text:style-name="P2">SparkContext</text:p>
          <draw:enhanced-geometry svg:viewBox="0 0 21600 21600" draw:type="rectangle" draw:enhanced-path="M 0 0 L 21600 0 21600 21600 0 21600 0 0 Z N"/>
        </draw:custom-shape>
        <draw:custom-shape draw:style-name="gr4" draw:text-style-name="P1" xml:id="id8" draw:id="id8" draw:layer="layout" svg:width="5.9cm" svg:height="2.099cm" svg:x="7.2cm" svg:y="11.501cm">
          <text:p/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3.567cm" svg:height="0.755cm" svg:x="8.3cm" svg:y="11.401cm">
          <draw:text-box>
            <text:p text:style-name="P2"><text:span text:style-name="T1">Worker Node 1</text:span></text:p>
          </draw:text-box>
        </draw:frame>
        <draw:custom-shape draw:style-name="gr3" draw:text-style-name="P4" xml:id="id3" draw:id="id3" draw:layer="layout" svg:width="5.5cm" svg:height="1.3cm" svg:x="7.4cm" svg:y="12.101cm">
          <text:p text:style-name="P2">Executor</text:p>
          <draw:enhanced-geometry svg:viewBox="0 0 21600 21600" draw:type="rectangle" draw:enhanced-path="M 0 0 L 21600 0 21600 21600 0 21600 0 0 Z N"/>
        </draw:custom-shape>
        <draw:custom-shape draw:style-name="gr4" draw:text-style-name="P1" xml:id="id9" draw:id="id9" draw:layer="layout" svg:width="5.9cm" svg:height="2.099cm" svg:x="17.5cm" svg:y="11.502cm">
          <text:p/>
          <draw:enhanced-geometry svg:viewBox="0 0 21600 21600" draw:type="rectangle" draw:enhanced-path="M 0 0 L 21600 0 21600 21600 0 21600 0 0 Z N"/>
        </draw:custom-shape>
        <draw:frame draw:style-name="gr6" draw:text-style-name="P3" draw:layer="layout" svg:width="3.643cm" svg:height="0.755cm" svg:x="18.6cm" svg:y="11.402cm">
          <draw:text-box>
            <text:p text:style-name="P2"><text:span text:style-name="T1">Worker Node N</text:span></text:p>
          </draw:text-box>
        </draw:frame>
        <draw:custom-shape draw:style-name="gr3" draw:text-style-name="P4" xml:id="id5" draw:id="id5" draw:layer="layout" svg:width="5.5cm" svg:height="1.3cm" svg:x="17.7cm" svg:y="12.102cm">
          <text:p text:style-name="P2">Executor</text:p>
          <draw:enhanced-geometry svg:viewBox="0 0 21600 21600" draw:type="rectangle" draw:enhanced-path="M 0 0 L 21600 0 21600 21600 0 21600 0 0 Z N"/>
        </draw:custom-shape>
        <draw:frame draw:style-name="gr7" draw:text-style-name="P5" draw:layer="layout" svg:width="1.035cm" svg:height="0.954cm" svg:x="14.8cm" svg:y="12.5cm">
          <draw:text-box>
            <text:p>...</text:p>
          </draw:text-box>
        </draw:frame>
        <draw:custom-shape draw:style-name="gr8" draw:text-style-name="P7" xml:id="id1" draw:id="id1" draw:layer="layout" svg:width="5cm" svg:height="1.9cm" svg:x="20.8cm" svg:y="2.8cm">
          <text:p text:style-name="P6"><text:span text:style-name="T2">Interprets the Spark</text:span></text:p>
          <text:p text:style-name="P6"><text:span text:style-name="T2">commands and schedules</text:span></text:p>
          <text:p text:style-name="P6"><text:span text:style-name="T2">them on the workers.</text:span></text:p>
          <text:p text:style-name="P6"><text:span text:style-name="T2">Runs the main method.</text:span></text:p>
          <text:p text:style-name="P6"><text:span text:style-name="T2"/></text:p>
          <draw:enhanced-geometry svg:viewBox="0 0 21600 21600" draw:glue-points="10800 0 0 10800 10800 21600 21600 10800" draw:text-areas="0 4300 21600 21600" draw:type="flowchart-card" draw:enhanced-path="M 4300 0 L 21600 0 21600 21600 0 21600 0 4300 4300 0 Z N"/>
        </draw:custom-shape>
        <draw:connector draw:style-name="gr9" draw:text-style-name="P1" draw:layer="layout" draw:type="curve" svg:x1="20.8cm" svg:y1="3.75cm" svg:x2="18cm" svg:y2="5.15cm" draw:start-shape="id1" draw:start-glue-point="5" draw:end-shape="id2" svg:d="M20800 3750c-2100 0-700 1400-2800 1400" svg:viewBox="0 0 2801 1401">
          <text:p/>
        </draw:connector>
        <draw:custom-shape draw:style-name="gr10" draw:text-style-name="P7" xml:id="id4" draw:id="id4" draw:layer="layout" svg:width="4.8cm" svg:height="1.4cm" svg:x="3.7cm" svg:y="7.3cm">
          <text:p text:style-name="P6"><text:span text:style-name="T2">Receive and execute</text:span></text:p>
          <text:p text:style-name="P6"><text:span text:style-name="T2">commands from the driver</text:span></text:p>
          <text:p text:style-name="P6"><text:span text:style-name="T2"/></text:p>
          <draw:enhanced-geometry svg:viewBox="0 0 21600 21600" draw:glue-points="10800 0 0 10800 10800 21600 21600 10800" draw:text-areas="0 4300 21600 21600" draw:type="flowchart-card" draw:enhanced-path="M 4300 0 L 21600 0 21600 21600 0 21600 0 4300 4300 0 Z N"/>
        </draw:custom-shape>
        <draw:connector draw:style-name="gr9" draw:text-style-name="P1" draw:layer="layout" draw:type="curve" svg:x1="7.4cm" svg:y1="12.751cm" svg:x2="6.1cm" svg:y2="8.7cm" draw:start-shape="id3" draw:start-glue-point="3" draw:end-shape="id4" draw:end-glue-point="6" svg:d="M7400 12751c-867 0-1300-1350-1300-4051" svg:viewBox="0 0 1301 4052">
          <text:p/>
        </draw:connector>
        <draw:connector draw:style-name="gr9" draw:text-style-name="P1" draw:layer="layout" draw:type="curve" svg:x1="20.45cm" svg:y1="12.102cm" svg:x2="6.1cm" svg:y2="8.7cm" draw:start-shape="id5" draw:start-glue-point="0" draw:end-shape="id4" draw:end-glue-point="6" svg:d="M20450 12102c0-2550-14350-849-14350-3402" svg:viewBox="0 0 14351 3403">
          <text:p/>
        </draw:connector>
        <draw:custom-shape draw:style-name="gr11" draw:text-style-name="P1" draw:layer="layout" svg:width="6.4cm" svg:height="1.297cm" svg:x="12.1cm" svg:y="7.703cm">
          <text:p/>
          <draw:enhanced-geometry svg:viewBox="0 0 21600 21600" draw:type="rectangle" draw:enhanced-path="M 0 0 L 21600 0 21600 21600 0 21600 0 0 Z N"/>
        </draw:custom-shape>
        <draw:frame draw:style-name="gr12" draw:text-style-name="P3" xml:id="id7" draw:id="id7" draw:layer="layout" svg:width="6.556cm" svg:height="1.259cm" svg:x="12cm" svg:y="7.703cm">
          <draw:text-box>
            <text:p text:style-name="P2"><text:span text:style-name="T1">Cluster Manager</text:span></text:p>
            <text:p text:style-name="P2"><text:span text:style-name="T1">(e.g. Yarn/Mesos/Kubernetes)</text:span></text:p>
          </draw:text-box>
        </draw:frame>
        <draw:custom-shape draw:style-name="gr13" draw:text-style-name="P7" xml:id="id6" draw:id="id6" draw:layer="layout" svg:width="5.101cm" svg:height="1.301cm" svg:x="21.2cm" svg:y="6.2cm">
          <text:p text:style-name="P6"><text:span text:style-name="T2">Monitors, allocates</text:span></text:p>
          <text:p text:style-name="P6"><text:span text:style-name="T2">resources, schedules tasks</text:span></text:p>
          <text:p text:style-name="P6"><text:span text:style-name="T2"/></text:p>
          <draw:enhanced-geometry svg:viewBox="0 0 21600 21600" draw:glue-points="10800 0 0 10800 10800 21600 21600 10800" draw:text-areas="0 4300 21600 21600" draw:type="flowchart-card" draw:enhanced-path="M 4300 0 L 21600 0 21600 21600 0 21600 0 4300 4300 0 Z N"/>
        </draw:custom-shape>
        <draw:connector draw:style-name="gr9" draw:text-style-name="P1" draw:layer="layout" draw:type="curve" svg:x1="21.2cm" svg:y1="6.851cm" svg:x2="18.556cm" svg:y2="8.332cm" draw:start-shape="id6" draw:start-glue-point="5" draw:end-shape="id7" draw:end-glue-point="1" svg:d="M21200 6851c-1984 0-663 1481-2644 1481" svg:viewBox="0 0 2645 1482">
          <text:p/>
        </draw:connector>
        <draw:connector draw:style-name="gr14" draw:text-style-name="P1" draw:layer="layout" draw:type="curve" svg:x1="15.278cm" svg:y1="8.962cm" svg:x2="13.1cm" svg:y2="12.55cm" draw:start-shape="id7" draw:start-glue-point="2" draw:end-shape="id8" draw:end-glue-point="1" svg:d="M15278 8962c0 2392-726 3588-2178 3588" svg:viewBox="0 0 2179 3589">
          <text:p/>
        </draw:connector>
        <draw:connector draw:style-name="gr14" draw:text-style-name="P1" draw:layer="layout" draw:type="curve" svg:x1="15.278cm" svg:y1="8.962cm" svg:x2="17.5cm" svg:y2="12.551cm" draw:start-shape="id7" draw:start-glue-point="2" draw:end-shape="id9" draw:end-glue-point="3" svg:d="M15278 8962c0 2393 740 3589 2222 3589" svg:viewBox="0 0 2223 3590">
          <text:p/>
        </draw:connector>
        <draw:connector draw:style-name="gr14" draw:text-style-name="P1" draw:layer="layout" draw:type="curve" svg:x1="15.25cm" svg:y1="6cm" svg:x2="15.278cm" svg:y2="7.703cm" draw:start-shape="id10" draw:start-glue-point="2" draw:end-shape="id7" draw:end-glue-point="0" svg:d="M15250 6000c0 1278 28 427 28 1703" svg:viewBox="0 0 29 1704">
          <text:p/>
        </draw:connector>
        <draw:frame draw:style-name="gr15" draw:text-style-name="P8" draw:layer="layout" svg:width="0.68cm" svg:height="0.954cm" svg:x="14.9cm" svg:y="15.3cm">
          <draw:text-box>
            <text:p><text:span text:style-name="T3">.</text:span></text:p>
          </draw:text-box>
        </draw:frame>
        <draw:frame draw:style-name="gr16" draw:text-style-name="P8" draw:layer="layout" svg:width="1.5cm" svg:height="0.954cm" svg:x="2cm" svg:y="8.9cm">
          <draw:text-box>
            <text:p><text:span text:style-name="T3">.</text:span></text:p>
          </draw:text-box>
        </draw:frame>
        <draw:frame draw:style-name="gr16" draw:text-style-name="P8" draw:layer="layout" svg:width="1.5cm" svg:height="0.954cm" svg:x="26.4cm" svg:y="9.046cm">
          <draw:text-box>
            <text:p><text:span text:style-name="T3">.</text:span></text:p>
          </draw:text-box>
        </draw:frame>
        <draw:frame draw:style-name="gr16" draw:text-style-name="P8" draw:layer="layout" svg:width="1.5cm" svg:height="0.954cm" svg:x="14.2cm" svg:y="1.946cm">
          <draw:text-box>
            <text:p><text:span text:style-name="T3">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6T20:34:00.855689000</meta:creation-date>
    <dc:date>2017-11-09T23:12:19.991418000</dc:date>
    <meta:editing-duration>P1DT2H33M21S</meta:editing-duration>
    <meta:editing-cycles>12</meta:editing-cycles>
    <meta:generator>LibreOffice/5.3.6.1$MacOSX_X86_64 LibreOffice_project/686f202eff87ef707079aeb7f485847613344eb7</meta:generator>
    <meta:document-statistic meta:object-count="26"/>
  </office:meta>
</office:document-meta>
</file>